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25cm" table:align="left"/>
    </style:style>
    <style:style style:name="Tabla1.A" style:family="table-column">
      <style:table-column-properties style:column-width="2.609cm"/>
    </style:style>
    <style:style style:name="Tabla1.B" style:family="table-column">
      <style:table-column-properties style:column-width="11.716cm"/>
    </style:style>
    <style:style style:name="Tabla1.A1" style:family="table-cell">
      <style:table-cell-properties style:vertical-align="middle" fo:padding="0cm" fo:border="none"/>
    </style:style>
    <style:style style:name="Tabla2" style:family="table" style:master-page-name="">
      <style:table-properties style:width="17.009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062cm"/>
    </style:style>
    <style:style style:name="Tabla2.B" style:family="table-column">
      <style:table-column-properties style:column-width="4.537cm"/>
    </style:style>
    <style:style style:name="Tabla2.C" style:family="table-column">
      <style:table-column-properties style:column-width="8.41cm"/>
    </style:style>
    <style:style style:name="Tabla2.A1" style:family="table-cell">
      <style:table-cell-properties style:vertical-align="middle" fo:padding="0cm" fo:border="none"/>
    </style:style>
    <style:style style:name="Tabla2.5" style:family="table-row">
      <style:table-row-properties fo:background-color="transparent" fo:keep-together="auto">
        <style:background-image/>
      </style:table-row-properties>
    </style:style>
    <style:style style:name="Tabla2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3" style:family="table" style:master-page-name="">
      <style:table-properties style:width="17.009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7.009cm"/>
    </style:style>
    <style:style style:name="Tabla3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2" style:family="paragraph" style:parent-style-name="Heading_20_1">
      <style:paragraph-properties fo:margin-left="0cm" fo:margin-right="0cm" fo:text-indent="0cm" style:auto-text-indent="false" fo:break-before="page" fo:padding="0cm" fo:border="none"/>
      <style:text-properties officeooo:paragraph-rsid="000bcd74"/>
    </style:style>
    <style:style style:name="P3" style:family="paragraph" style:parent-style-name="Heading_20_1">
      <style:paragraph-properties fo:margin-left="0cm" fo:margin-right="0cm" fo:text-indent="0cm" style:auto-text-indent="false" fo:padding="0cm" fo:border="none"/>
      <style:text-properties officeooo:rsid="000f08e6" officeooo:paragraph-rsid="000bcd74" fo:background-color="#ffff00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5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0bcd74"/>
    </style:style>
    <style:style style:name="P6" style:family="paragraph" style:parent-style-name="Heading_20_2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7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0c9d79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0bcd74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officeooo:paragraph-rsid="000bcd74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0c9d79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 fo:background-color="#ffff00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c896c" fo:background-color="#ffff00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0bcd74" style:font-weight-asian="bold" style:font-weight-complex="bold"/>
    </style:style>
    <style:style style:name="P15" style:family="paragraph" style:parent-style-name="Table_20_Contents">
      <style:text-properties officeooo:paragraph-rsid="000bcd74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 fo:background-color="#ff4000"/>
    </style:style>
    <style:style style:name="P18" style:family="paragraph" style:parent-style-name="Table_20_Heading">
      <style:paragraph-properties fo:margin-left="0cm" fo:margin-right="0cm" fo:text-indent="0cm" style:auto-text-indent="false"/>
      <style:text-properties officeooo:paragraph-rsid="000bcd74"/>
    </style:style>
    <style:style style:name="P19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officeooo:rsid="000bcd74" officeooo:paragraph-rsid="000bcd74" fo:background-color="#ff0000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896c"/>
    </style:style>
    <style:style style:name="P22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9d79"/>
    </style:style>
    <style:style style:name="P24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896c"/>
    </style:style>
    <style:style style:name="P27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28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29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30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31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32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33" style:family="paragraph" style:parent-style-name="Text_20_body" style:list-style-name="L19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34" style:family="paragraph" style:parent-style-name="Text_20_body" style:list-style-name="L19">
      <style:paragraph-properties fo:margin-left="0cm" fo:margin-right="0cm" fo:text-indent="0cm" style:auto-text-indent="false" fo:break-before="page" fo:padding="0cm" fo:border="none"/>
      <style:text-properties officeooo:paragraph-rsid="000c9d79"/>
    </style:style>
    <style:style style:name="P35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9d79" officeooo:paragraph-rsid="000c9d79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9d79" officeooo:paragraph-rsid="000c9d79"/>
    </style:style>
    <style:style style:name="P37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38" style:family="paragraph" style:parent-style-name="Text_20_body" style:list-style-name="L15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39" style:family="paragraph" style:parent-style-name="Text_20_body" style:list-style-name="L20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0" style:family="paragraph" style:parent-style-name="Text_20_body" style:list-style-name="Numbering_20_123">
      <style:paragraph-properties fo:margin-top="0cm" fo:margin-bottom="0cm" style:contextual-spacing="false" fo:padding="0cm" fo:border="none"/>
      <style:text-properties officeooo:rsid="000c9d79" officeooo:paragraph-rsid="000c9d79"/>
    </style:style>
    <style:style style:name="P41" style:family="paragraph" style:parent-style-name="Text_20_body" style:list-style-name="L21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2" style:family="paragraph" style:parent-style-name="Text_20_body" style:list-style-name="Numbering_20_123">
      <style:paragraph-properties fo:margin-top="0cm" fo:margin-bottom="0cm" style:contextual-spacing="false" fo:padding="0cm" fo:border="none"/>
      <style:text-properties officeooo:paragraph-rsid="000c9d79"/>
    </style:style>
    <style:style style:name="T1" style:family="text">
      <style:text-properties officeooo:rsid="000bcd74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c9d79" fo:background-color="#ffff00" loext:char-shading-value="0"/>
    </style:style>
    <style:style style:name="T5" style:family="text">
      <style:text-properties fo:background-color="#ff4000" loext:char-shading-value="0"/>
    </style:style>
    <style:style style:name="T6" style:family="text">
      <style:text-properties officeooo:rsid="000c9d79" fo:background-color="#ff4000" loext:char-shading-value="0" loext:padding="0cm" loext:border="none"/>
    </style:style>
    <style:style style:name="T7" style:family="text">
      <style:text-properties officeooo:rsid="000c9d79" fo:background-color="#ff4000" loext:char-shading-value="0"/>
    </style:style>
    <style:style style:name="T8" style:family="text">
      <style:text-properties officeooo:rsid="000c4b05"/>
    </style:style>
    <style:style style:name="T9" style:family="text">
      <style:text-properties fo:background-color="#ff0000" loext:char-shading-value="0"/>
    </style:style>
    <style:style style:name="T10" style:family="text">
      <style:text-properties loext:padding="0cm" loext:border="none"/>
    </style:style>
    <style:style style:name="T11" style:family="text">
      <style:text-properties officeooo:rsid="000ca7a5" loext:padding="0cm" loext:border="none"/>
    </style:style>
    <style:style style:name="T12" style:family="text">
      <style:text-properties officeooo:rsid="0019641e"/>
    </style:style>
    <style:style style:name="T13" style:family="text">
      <style:text-properties officeooo:rsid="0019641e" loext:padding="0cm" loext:border="none"/>
    </style:style>
    <style:style style:name="T14" style:family="text">
      <style:text-properties style:use-window-font-color="true" loext:opacity="0%" officeooo:rsid="000bcd74" fo:background-color="#ff0000" loext:char-shading-value="0"/>
    </style:style>
    <style:style style:name="T15" style:family="text">
      <style:text-properties style:use-window-font-color="true" loext:opacity="0%" officeooo:rsid="000ca7a5" fo:background-color="transparent" loext:char-shading-value="0" loext:padding="0cm" loext:border="none"/>
    </style:style>
    <style:style style:name="T16" style:family="text">
      <style:text-properties style:use-window-font-color="true" loext:opacity="0%" fo:background-color="transparent" loext:char-shading-value="0" loext:padding="0cm" loext:border="none"/>
    </style:style>
    <style:style style:name="T17" style:family="text">
      <style:text-properties style:use-window-font-color="true" loext:opacity="0%" officeooo:rsid="000c9d79" fo:background-color="transparent" loext:char-shading-value="0" loext:padding="0cm" loext:border="none"/>
    </style:style>
    <style:style style:name="T18" style:family="text">
      <style:text-properties style:use-window-font-color="true" loext:opacity="0%" officeooo:rsid="000bcd74" fo:background-color="#ffff00" loext:char-shading-value="0"/>
    </style:style>
    <style:style style:name="T19" style:family="text">
      <style:text-properties officeooo:rsid="000ca7a5" fo:background-color="transparent" loext:char-shading-value="0" loext:padding="0cm" loext:border="none"/>
    </style:style>
    <style:style style:name="T20" style:family="text">
      <style:text-properties fo:background-color="transparent" loext:char-shading-value="0" loext:padding="0cm" loext:border="none"/>
    </style:style>
    <style:style style:name="T21" style:family="text">
      <style:text-properties officeooo:rsid="00111eac"/>
    </style:style>
    <style:style style:name="T22" style:family="text">
      <style:text-properties officeooo:rsid="000c896c"/>
    </style:style>
    <style:style style:name="T23" style:family="text">
      <style:text-properties officeooo:rsid="002044da"/>
    </style:style>
    <style:style style:name="T24" style:family="text">
      <style:text-properties officeooo:rsid="0019e64c"/>
    </style:style>
    <style:style style:name="T25" style:family="text">
      <style:text-properties officeooo:rsid="000c9d79"/>
    </style:style>
    <style:style style:name="T26" style:family="text">
      <style:text-properties officeooo:rsid="000c9d79" loext:padding="0cm" loext:border="none"/>
    </style:style>
    <style:style style:name="T27" style:family="text">
      <style:text-properties fo:font-weight="bold" officeooo:rsid="000bcd74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c9d79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1-</text:span>Partiendo del enunciado de la actividad 6.1<text:line-break/><text:line-break/>Realizar un diagrama de casos de Uso que represente las funcionalidades para que;:<text:line-break/>- registro y acceso de usuario (<text:span text:style-name="T3">cliente</text:span> y <text:span text:style-name="T5">administrador</text:span>)<text:line-break/>- el cliente puede solicitar una reserva en ciertas fechas determinadas.<text:line-break/>- el cliente pueda visualizar todas las reservas que realizó.<text:line-break/>- el administrador pueda visualizar todas las reservas sin factura<text:line-break/>- el administrador pueda visualizar todas las reservas sin factura que deben facturarse en el día de hoy.<text:line-break/><text:line-break/>Realizar diagramas de secuencia para los casos anteriores, y actualizar el diagrama de Clase si es necesario.<text:line-break/><text:line-break/>Actualizar el código generado en la actividad 6.1,  añadir una clase Gestor Hoteles dónde se pueda identificar un cliente o administrador. Según el tipo de usuario podrá realizar los casos de uso descrito e implementarlos. </text:p>
      <text:p text:style-name="P8"/>
      <text:h text:style-name="P1" text:outline-level="1">Actores y Casos de Uso</text:h>
      <text:h text:style-name="P4" text:outline-level="2">Actor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8">Actor</text:p>
            </table:table-cell>
            <table:table-cell table:style-name="Tabla1.A1" office:value-type="string">
              <text:p text:style-name="P18">Descripción</text:p>
            </table:table-cell>
          </table:table-row>
        </table:table-header-rows>
        <table:table-row>
          <table:table-cell table:style-name="Tabla1.A1" office:value-type="string">
            <text:p text:style-name="P12">cliente</text:p>
          </table:table-cell>
          <table:table-cell table:style-name="Tabla1.A1" office:value-type="string">
            <text:p text:style-name="P16">Persona que realiza reservas y puede ver sus reservas.</text:p>
          </table:table-cell>
        </table:table-row>
        <table:table-row>
          <table:table-cell table:style-name="Tabla1.A1" office:value-type="string">
            <text:p text:style-name="P19">administrador</text:p>
          </table:table-cell>
          <table:table-cell table:style-name="Tabla1.A1" office:value-type="string">
            <text:p text:style-name="P15">Persona <text:span text:style-name="T1">que visualiza las reservas del sistema</text:span></text:p>
          </table:table-cell>
        </table:table-row>
      </table:table>
      <text:h text:style-name="P4" text:outline-level="2">Casos de Us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8">Caso de Uso</text:p>
            </table:table-cell>
            <table:table-cell table:style-name="Tabla2.A1" office:value-type="string">
              <text:p text:style-name="P18">Actor</text:p>
            </table:table-cell>
            <table:table-cell table:style-name="Tabla2.A1" office:value-type="string">
              <text:p text:style-name="P18">Descripción</text:p>
            </table:table-cell>
          </table:table-row>
        </table:table-header-rows>
        <table:table-row>
          <table:table-cell table:style-name="Tabla2.A1" office:value-type="string">
            <text:p text:style-name="P14">Registr<text:span text:style-name="T1">o</text:span>-<text:span text:style-name="T8">CU1</text:span></text:p>
          </table:table-cell>
          <table:table-cell table:style-name="Tabla2.A1" office:value-type="string">
            <text:p text:style-name="P12">-Cliente,<text:span text:style-name="T9">Administrador</text:span></text:p>
          </table:table-cell>
          <table:table-cell table:style-name="Tabla2.A1" office:value-type="string">
            <text:p text:style-name="P16">El actor se registra en el sistema</text:p>
          </table:table-cell>
        </table:table-row>
        <table:table-row>
          <table:table-cell table:style-name="Tabla2.A1" office:value-type="string">
            <text:p text:style-name="P14"><text:span text:style-name="T1">Acceso</text:span>-<text:span text:style-name="T8">CU2</text:span></text:p>
          </table:table-cell>
          <table:table-cell table:style-name="Tabla2.A1" office:value-type="string">
            <text:p text:style-name="P12">-Cliente,<text:span text:style-name="T9">Administrador</text:span></text:p>
          </table:table-cell>
          <table:table-cell table:style-name="Tabla2.A1" office:value-type="string">
            <text:p text:style-name="P16">El cliente o administrador accede al sistema</text:p>
          </table:table-cell>
        </table:table-row>
        <table:table-row>
          <table:table-cell table:style-name="Tabla2.A1" office:value-type="string">
            <text:p text:style-name="P14"><text:span text:style-name="T1">Solicitar Reserva</text:span>-<text:span text:style-name="T8">CU3</text:span></text:p>
          </table:table-cell>
          <table:table-cell table:style-name="Tabla2.A1" office:value-type="string">
            <text:p text:style-name="P12">Cliente </text:p>
          </table:table-cell>
          <table:table-cell table:style-name="Tabla2.A1" office:value-type="string">
            <text:p text:style-name="P16">El cliente solicita una reserva en una fecha determinada</text:p>
          </table:table-cell>
        </table:table-row>
        <table:table-row table:style-name="Tabla2.5">
          <table:table-cell table:style-name="Tabla2.A1" office:value-type="string">
            <text:p text:style-name="P14"><text:span text:style-name="T1">Visualizar todas las reservas</text:span>-<text:span text:style-name="T8">CU4</text:span></text:p>
          </table:table-cell>
          <table:table-cell table:style-name="Tabla2.B5" office:value-type="string">
            <text:p text:style-name="P12">-Cliente</text:p>
          </table:table-cell>
          <table:table-cell table:style-name="Tabla2.A1" office:value-type="string">
            <text:p text:style-name="P9"><text:span text:style-name="T1">E</text:span>l cliente pueda visualizar todas las reservas que realizó.</text:p>
          </table:table-cell>
        </table:table-row>
        <table:table-row table:style-name="Tabla2.5">
          <table:table-cell table:style-name="Tabla2.A1" office:value-type="string">
            <text:p text:style-name="P10"><text:span text:style-name="T1">V</text:span>isualizar todas las reservas sin factura-CU5</text:p>
          </table:table-cell>
          <table:table-cell table:style-name="Tabla2.B5" office:value-type="string">
            <text:p text:style-name="P17">-Administrador</text:p>
          </table:table-cell>
          <table:table-cell table:style-name="Tabla2.A1" office:value-type="string">
            <text:p text:style-name="P9"><text:span text:style-name="T1">E</text:span>l administrador pueda visualizar todas las reservas sin factura</text:p>
          </table:table-cell>
        </table:table-row>
        <table:table-row table:style-name="Tabla2.5">
          <table:table-cell table:style-name="Tabla2.A1" office:value-type="string">
            <text:p text:style-name="P10"><text:span text:style-name="T1">V</text:span>isualizar todas las reservas sin factura que deben facturarse en el día de hoy-<text:span text:style-name="T1">CU6</text:span></text:p>
          </table:table-cell>
          <table:table-cell table:style-name="Tabla2.B5" office:value-type="string">
            <text:p text:style-name="P17">-Administrador</text:p>
          </table:table-cell>
          <table:table-cell table:style-name="Tabla2.A1" office:value-type="string">
            <text:p text:style-name="P9"><text:span text:style-name="T1">E</text:span>l administrador pueda visualizar todas las reservas sin factura que deben facturarse en el día de hoy.</text:p>
          </table:table-cell>
        </table:table-row>
      </table:table>
      <text:h text:style-name="P3" text:outline-level="1"/>
      <text:h text:style-name="P2" text:outline-level="1">Plantillas de Casos de Uso</text:h>
      <text:h text:style-name="P4" text:outline-level="2">Caso de Uso: Registr<text:span text:style-name="T22">o</text:span></text:h>
      <text:p text:style-name="P31"><text:span text:style-name="Strong_20_Emphasis"><text:span text:style-name="T10">Actores:</text:span></text:span></text:p>
      <table:table table:name="Tabla3" table:style-name="Tabla3">
        <table:table-column table:style-name="Tabla3.A"/>
        <table:table-header-rows>
          <table:table-row>
            <table:table-cell table:style-name="Tabla3.A1" office:value-type="string">
              <text:p text:style-name="P13">Cliente,<text:span text:style-name="T9">Administrador</text:span></text:p>
            </table:table-cell>
          </table:table-row>
        </table:table-header-rows>
      </table:table>
      <text:p text:style-name="P31"><text:span text:style-name="Strong_20_Emphasis"><text:span text:style-name="T11">ID</text:span></text:span><text:span text:style-name="Strong_20_Emphasis"><text:span text:style-name="T10">:</text:span></text:span><text:span text:style-name="Strong_20_Emphasis"><text:span text:style-name="T11">CU-1</text:span></text:span> </text:p>
      <text:p text:style-name="P30"><text:span text:style-name="Strong_20_Emphasis"><text:span text:style-name="T10">Descripción:</text:span></text:span> El <text:span text:style-name="T22">actor se registra en el sistema como cliente o administrador</text:span></text:p>
      <text:p text:style-name="P30"><text:span text:style-name="Strong_20_Emphasis"><text:span text:style-name="T10">Precondiciones:</text:span></text:span> ----</text:p>
      <text:p text:style-name="P30"><text:span text:style-name="Strong_20_Emphasis"><text:span text:style-name="T13">Curso normal:</text:span></text:span></text:p>
      <text:list text:style-name="L1">
        <text:list-item>
          <text:p text:style-name="P21">El <text:span text:style-name="T22">ac</text:span><text:span text:style-name="T25">tor </text:span>selecciona la opci<text:span text:style-name="T23">o</text:span>n "Registrarse" en el sistema.</text:p>
        </text:list-item>
        <text:list-item>
          <text:p text:style-name="P20">El <text:span text:style-name="T22">actor</text:span> selecciona <text:span text:style-name="T22">si es Cliente o Administrador</text:span>.</text:p>
        </text:list-item>
        <text:list-item>
          <text:p text:style-name="P21"><text:span text:style-name="T22">Si es administrador necesitara un código proporcionado por la empresa.</text:span></text:p>
        </text:list-item>
        <text:list-item>
          <text:p text:style-name="P21">El sistema solicita al <text:span text:style-name="T22">actor</text:span> que ingrese su información personal, como nombre, direcci<text:span text:style-name="T24">o</text:span>n de correo electr<text:span text:style-name="T24">o</text:span>nico y contraseña.</text:p>
        </text:list-item>
        <text:list-item>
          <text:p text:style-name="P21">El <text:span text:style-name="T22">actor</text:span> ingresa la informaci<text:span text:style-name="T24">o</text:span>n requerida y env<text:span text:style-name="T23">i</text:span>a el formulario de registro.</text:p>
        </text:list-item>
        <text:list-item>
          <text:p text:style-name="P21">El sistema valida la informaci<text:span text:style-name="T24">o</text:span>n ingresada y verifica si hay errores.</text:p>
        </text:list-item>
        <text:list-item>
          <text:p text:style-name="P21">Si hay errores, el sistema solicita al cliente que los corrija y vuelva a enviar el formulario.</text:p>
        </text:list-item>
        <text:list-item>
          <text:p text:style-name="P21">Si la información es v<text:span text:style-name="T23">a</text:span>lida, el sistema crea una nueva cuenta de cliente y envía un correo electrónico de confirmación a la direcci<text:span text:style-name="T23">o</text:span>n de correo electr<text:span text:style-name="T23">o</text:span>nico del <text:span text:style-name="T22">actor</text:span>.</text:p>
        </text:list-item>
        <text:list-item>
          <text:p text:style-name="P22">El <text:span text:style-name="T22">actor</text:span> puede iniciar sesión en su cuenta y acceder a funciones espec<text:span text:style-name="T23">i</text:span>ficas de la cuenta.</text:p>
        </text:list-item>
      </text:list>
      <text:p text:style-name="P30"><text:span text:style-name="Strong_20_Emphasis"><text:span text:style-name="T10">Postcondiciones:</text:span></text:span> </text:p>
      <text:list text:style-name="L9">
        <text:list-item>
          <text:p text:style-name="P26">Se crea una nueva cuenta de<text:span text:style-name="T22">l actor</text:span> en el sistema.</text:p>
        </text:list-item>
        <text:list-item>
          <text:p text:style-name="P27">El <text:span text:style-name="T22">actor</text:span> recibe un correo electrónico de confirmación y puede iniciar sesi<text:span text:style-name="T23">o</text:span>n en su cuenta.</text:p>
        </text:list-item>
      </text:list>
      <text:p text:style-name="P30"><text:span text:style-name="Strong_20_Emphasis"><text:span text:style-name="T10">Errores:</text:span></text:span></text:p>
      <text:list text:continue-numbering="true" text:style-name="L9">
        <text:list-item>
          <text:p text:style-name="P25">El <text:span text:style-name="T22">Administrador ah</text:span> <text:span text:style-name="T22">introducido código de administrador erróneo.</text:span></text:p>
          <text:p text:style-name="P26"><text:span text:style-name="T12">1. </text:span>El <text:span text:style-name="T22">actor</text:span> no puede crear una cuenta debido a errores o informaci<text:span text:style-name="T23">o</text:span>n inv<text:span text:style-name="T23">a</text:span>lida.</text:p>
          <text:p text:style-name="P27"><text:span text:style-name="T12">2. </text:span>El sistema no puede enviar un correo electrónico de confirmación a la direcci<text:span text:style-name="T23">o</text:span>n de correo electrónico del <text:span text:style-name="T22">actor</text:span>.</text:p>
        </text:list-item>
      </text:list>
      <text:h text:style-name="P4" text:outline-level="2"/>
      <text:h text:style-name="P4" text:outline-level="2"/>
      <text:h text:style-name="P4" text:outline-level="2"/>
      <text:h text:style-name="P5" text:outline-level="2">Caso de Uso: <text:span text:style-name="T25">Acceso</text:span></text:h>
      <text:p text:style-name="P32"><text:span text:style-name="Strong_20_Emphasis"><text:span text:style-name="T10">Actores:</text:span></text:span> <text:span text:style-name="T18">Cliente,</text:span><text:span text:style-name="T14">Administrador</text:span></text:p>
      <text:p text:style-name="P30"><text:span text:style-name="Strong_20_Emphasis"><text:span text:style-name="T11">ID</text:span></text:span><text:span text:style-name="Strong_20_Emphasis"><text:span text:style-name="T10">:</text:span></text:span><text:span text:style-name="Strong_20_Emphasis"><text:span text:style-name="T11">CU-2</text:span></text:span><text:span text:style-name="Strong_20_Emphasis"> </text:span></text:p>
      <text:p text:style-name="P32"><text:span text:style-name="Strong_20_Emphasis"><text:span text:style-name="T10">Descripción:</text:span></text:span> El usuario se autentica en el sistema para acceder a sus funcionalidades.</text:p>
      <text:p text:style-name="P32"><text:span text:style-name="Strong_20_Emphasis"><text:span text:style-name="T10">Precondiciones: </text:span></text:span><text:span text:style-name="T21">abrir el programa </text:span><text:span text:style-name="T25">gestion de hoteles y darle a Acceso </text:span></text:p>
      <text:p text:style-name="P32"><text:span text:style-name="Strong_20_Emphasis"><text:span text:style-name="T13">Curso normal:</text:span></text:span></text:p>
      <text:list text:style-name="L7">
        <text:list-item>
          <text:p text:style-name="P23">El <text:span text:style-name="T25">cliente o administrador</text:span> introduce su nombre de usuario y contraseña.</text:p>
        </text:list-item>
        <text:list-item>
          <text:p text:style-name="P23">El sistema verifica las credenciales del <text:span text:style-name="T25">e</text:span>l <text:span text:style-name="T25">cliente o administrador</text:span>.</text:p>
        </text:list-item>
        <text:list-item>
          <text:p text:style-name="P24">Si las credenciales son válidas, el sistema muestra las funcionalidades disponibles para el usuario.</text:p>
        </text:list-item>
      </text:list>
      <text:p text:style-name="P32"><text:span text:style-name="Strong_20_Emphasis"><text:span text:style-name="T10">Postcondiciones:</text:span></text:span> El <text:span text:style-name="T25">cliente o administrador</text:span> ha iniciado sesión en el sistema.</text:p>
      <text:p text:style-name="P32"><text:span text:style-name="Strong_20_Emphasis"><text:span text:style-name="T10">Errores:</text:span></text:span></text:p>
      <text:list text:style-name="L19">
        <text:list-item>
          <text:p text:style-name="P33">El nombre de usuario o contraseña no son válidos.</text:p>
          <text:p text:style-name="P34"/>
        </text:list-item>
      </text:list>
      <text:h text:style-name="P6" text:outline-level="2">Caso de Uso: <text:span text:style-name="T27">Solicitar Reserva</text:span></text:h>
      <text:p text:style-name="P30"><text:span text:style-name="Strong_20_Emphasis"><text:span text:style-name="T10">Actores:</text:span></text:span><text:span text:style-name="T2"> </text:span><text:span text:style-name="T4">Cliente</text:span></text:p>
      <text:p text:style-name="P30"><text:span text:style-name="Strong_20_Emphasis"><text:span text:style-name="T19">ID</text:span></text:span><text:span text:style-name="Strong_20_Emphasis"><text:span text:style-name="T20">:</text:span></text:span><text:span text:style-name="Strong_20_Emphasis"><text:span text:style-name="T19">CU-3</text:span></text:span></text:p>
      <text:p text:style-name="P32"><text:span text:style-name="Strong_20_Emphasis"><text:span text:style-name="T10">Descripción:</text:span></text:span> el cliente puede solicitar una reserva en ciertas fechas determinadas.</text:p>
      <text:p text:style-name="P30"><text:span text:style-name="Strong_20_Emphasis"><text:span text:style-name="T10">Precondiciones:</text:span></text:span> El <text:span text:style-name="T25">cliente</text:span> ha iniciado sesión en el sistema.</text:p>
      <text:p text:style-name="P30"><text:span text:style-name="Strong_20_Emphasis"><text:span text:style-name="T13">Curso normal:</text:span></text:span></text:p>
      <text:list text:style-name="L12">
        <text:list-item>
          <text:p text:style-name="P28">El <text:span text:style-name="T25">cliente selecciona el hotel de una determinada localizacion</text:span></text:p>
        </text:list-item>
        <text:list-item>
          <text:p text:style-name="P35">El sistema le muestra las fechas disponibles de el hotel seleccionado</text:p>
        </text:list-item>
        <text:list-item>
          <text:p text:style-name="P35">El cliente selecciona la fecha que quiera disponibles</text:p>
        </text:list-item>
        <text:list-item>
          <text:p text:style-name="P35">El cliente solicita la reserva.</text:p>
          <text:p text:style-name="P35"/>
        </text:list-item>
      </text:list>
      <text:p text:style-name="P30"><text:span text:style-name="Strong_20_Emphasis"><text:span text:style-name="T10">Postcondiciones:</text:span></text:span> El <text:span text:style-name="T25">sistema le manda un correo electronico indicando que se solicito la reserva en la fechas que indico.</text:span></text:p>
      <text:p text:style-name="P30"><text:span text:style-name="Strong_20_Emphasis"><text:span text:style-name="T10">Errores:</text:span></text:span></text:p>
      <text:list text:style-name="L13">
        <text:list-item>
          <text:p text:style-name="P29">El <text:span text:style-name="T25">cliente tardo mucho tiempo el realizar la reserva y esa fecha ya no esta disponible</text:span></text:p>
        </text:list-item>
        <text:list-item>
          <text:p text:style-name="P37">El cliente estuvo ausente mucho tiempo en el sistema y tiene que volver a iniciar sesion</text:p>
        </text:list-item>
      </text:list>
      <text:h text:style-name="P4" text:outline-level="2"/>
      <text:h text:style-name="P4" text:outline-level="2"/>
      <text:h text:style-name="P7" text:outline-level="2">Caso de Uso: <text:span text:style-name="T27">Visualizar todas las reservas</text:span></text:h>
      <text:p text:style-name="P30"><text:span text:style-name="Strong_20_Emphasis"><text:span text:style-name="T10">Actores:</text:span></text:span> <text:span text:style-name="T4">Cliente.</text:span></text:p>
      <text:p text:style-name="P30"><text:span text:style-name="Strong_20_Emphasis"><text:span text:style-name="T15">ID</text:span></text:span><text:span text:style-name="Strong_20_Emphasis"><text:span text:style-name="T16">:</text:span></text:span><text:span text:style-name="Strong_20_Emphasis"><text:span text:style-name="T15">CU-4</text:span></text:span></text:p>
      <text:p text:style-name="P32"><text:span text:style-name="Strong_20_Emphasis"><text:span text:style-name="T10">Descripción:</text:span></text:span> el cliente pueda visualizar todas las reservas que realizó.</text:p>
      <text:p text:style-name="P32"><text:span text:style-name="Strong_20_Emphasis"><text:span text:style-name="T10">Precondiciones: </text:span></text:span><text:span text:style-name="Strong_20_Emphasis"><text:span text:style-name="T28">El cliente ha iniciado sesión en el sistema.</text:span></text:span></text:p>
      <text:p text:style-name="P30"><text:span text:style-name="Strong_20_Emphasis"><text:span text:style-name="T13">Curso normal:</text:span></text:span></text:p>
      <text:list xml:id="list1772106813" text:style-name="L14">
        <text:list-item>
          <text:p text:style-name="P36">El sistema le muestra al cliente todas las reservas que realizo</text:p>
        </text:list-item>
        <text:list-item>
          <text:p text:style-name="P36">El cliente selecciona la reserva que quiera en ese momento consultar</text:p>
          <text:p text:style-name="P36"/>
        </text:list-item>
      </text:list>
      <text:p text:style-name="P32"><text:span text:style-name="Strong_20_Emphasis"><text:span text:style-name="T10">Postcondiciones:</text:span></text:span> <text:span text:style-name="T25">El cliente</text:span> ha podido consultar el listado <text:span text:style-name="T25">de reservas realizadas</text:span></text:p>
      <text:p text:style-name="P30"><text:span text:style-name="Strong_20_Emphasis"><text:span text:style-name="T10">Errores:</text:span></text:span></text:p>
      <text:list text:style-name="L15">
        <text:list-item>
          <text:p text:style-name="P38">El cliente estuvo ausente mucho tiempo en el sistema y tiene que volver a iniciar sesion</text:p>
        </text:list-item>
        <text:list-item>
          <text:p text:style-name="P38">El sistema esta en mantenimiento y no pudo mostrar las reservar de su usuario.</text:p>
        </text:list-item>
      </text:list>
      <text:p text:style-name="P9"/>
      <text:h text:style-name="P7" text:outline-level="2">Caso de Uso: <text:span text:style-name="T27">Visualizar todas las reservas sin factura</text:span></text:h>
      <text:p text:style-name="P32"><text:span text:style-name="Strong_20_Emphasis"><text:span text:style-name="T10">Actores:</text:span></text:span><text:span text:style-name="Strong_20_Emphasis"><text:span text:style-name="T6">Administrador</text:span></text:span><text:span text:style-name="T7">.</text:span></text:p>
      <text:p text:style-name="P32"><text:span text:style-name="Strong_20_Emphasis"><text:span text:style-name="T15">ID</text:span></text:span><text:span text:style-name="Strong_20_Emphasis"><text:span text:style-name="T16">:</text:span></text:span><text:span text:style-name="Strong_20_Emphasis"><text:span text:style-name="T15">CU-</text:span></text:span><text:span text:style-name="Strong_20_Emphasis"><text:span text:style-name="T17">5</text:span></text:span></text:p>
      <text:p text:style-name="P32"><text:span text:style-name="Strong_20_Emphasis"><text:span text:style-name="T10">Descripción:</text:span></text:span> <text:span text:style-name="T1">E</text:span>l administrador pueda visualizar todas las reservas sin factura</text:p>
      <text:p text:style-name="P32"><text:span text:style-name="Strong_20_Emphasis"><text:span text:style-name="T10">Precondiciones: </text:span></text:span><text:span text:style-name="Strong_20_Emphasis"><text:span text:style-name="T28">El </text:span></text:span><text:span text:style-name="Strong_20_Emphasis"><text:span text:style-name="T29">administrador</text:span></text:span><text:span text:style-name="Strong_20_Emphasis"><text:span text:style-name="T28"> ha iniciado sesión en el sistema.</text:span></text:span></text:p>
      <text:p text:style-name="P32"><text:span text:style-name="Strong_20_Emphasis"><text:span text:style-name="T13">Curso normal:</text:span></text:span></text:p>
      <text:list xml:id="list4036992946" text:style-name="Numbering_20_123">
        <text:list-item>
          <text:p text:style-name="P42"><text:span text:style-name="T25">El sistema le muestra al administrador todas las reservas sin factura</text:span></text:p>
        </text:list-item>
        <text:list-item>
          <text:p text:style-name="P40">El administrador selecciona la factura que quiera visualizar en ese momento</text:p>
        </text:list-item>
      </text:list>
      <text:list xml:id="list202911041163503" text:continue-list="list1772106813" text:style-name="L14">
        <text:list-header>
          <text:p text:style-name="P36"><text:span text:style-name="Strong_20_Emphasis"><text:span text:style-name="T26"/></text:span></text:p>
          <text:p text:style-name="P36"/>
        </text:list-header>
      </text:list>
      <text:p text:style-name="P32"><text:span text:style-name="Strong_20_Emphasis"><text:span text:style-name="T10">Postcondiciones:</text:span></text:span> <text:span text:style-name="T25">El administrador</text:span> ha podido consultar el listado <text:span text:style-name="T25">de reservas sin factura</text:span></text:p>
      <text:p text:style-name="P32"><text:span text:style-name="Strong_20_Emphasis"><text:span text:style-name="T10">Errores:</text:span></text:span></text:p>
      <text:list text:style-name="L20">
        <text:list-item>
          <text:p text:style-name="P39">El administrador estuvo ausente mucho tiempo en el sistema y tiene que volver a iniciar sesion</text:p>
        </text:list-item>
        <text:list-item>
          <text:p text:style-name="P39">El sistema esta en mantenimiento y no pudo mostrar las reservar al administrador.</text:p>
        </text:list-item>
      </text:list>
      <text:p text:style-name="P11"/>
      <text:h text:style-name="P7" text:outline-level="2">Caso de Uso: <text:span text:style-name="T27">Visualizar todas las reservas sin factura que deben facturarse en el día de hoy</text:span></text:h>
      <text:p text:style-name="P32"><text:span text:style-name="Strong_20_Emphasis"><text:span text:style-name="T10">Actores:</text:span></text:span><text:span text:style-name="Strong_20_Emphasis"><text:span text:style-name="T6">Administrador</text:span></text:span><text:span text:style-name="T7">.</text:span></text:p>
      <text:p text:style-name="P32"><text:span text:style-name="Strong_20_Emphasis"><text:span text:style-name="T15">ID</text:span></text:span><text:span text:style-name="Strong_20_Emphasis"><text:span text:style-name="T16">:</text:span></text:span><text:span text:style-name="Strong_20_Emphasis"><text:span text:style-name="T15">CU-</text:span></text:span><text:span text:style-name="Strong_20_Emphasis"><text:span text:style-name="T17">6</text:span></text:span></text:p>
      <text:p text:style-name="P32"><text:span text:style-name="Strong_20_Emphasis"><text:span text:style-name="T10">Descripción:</text:span></text:span> <text:span text:style-name="T1">E</text:span>l administrador pueda visualizar todas las reservas sin factura que deben facturarse en el día de hoy.</text:p>
      <text:p text:style-name="P32"><text:span text:style-name="Strong_20_Emphasis"><text:span text:style-name="T10">Precondiciones: </text:span></text:span><text:span text:style-name="Strong_20_Emphasis"><text:span text:style-name="T28">El </text:span></text:span><text:span text:style-name="Strong_20_Emphasis"><text:span text:style-name="T29">administrador</text:span></text:span><text:span text:style-name="Strong_20_Emphasis"><text:span text:style-name="T28"> ha iniciado sesión en el sistema.</text:span></text:span></text:p>
      <text:p text:style-name="P32"><text:span text:style-name="Strong_20_Emphasis"><text:span text:style-name="T13">Curso normal:</text:span></text:span></text:p>
      <text:list text:continue-list="list4036992946" text:style-name="Numbering_20_123">
        <text:list-item>
          <text:p text:style-name="P42"><text:span text:style-name="T25">El sistema le muestra al administrador todas las reservas sin factura</text:span></text:p>
        </text:list-item>
        <text:list-item>
          <text:p text:style-name="P40">El administrador selecciona la factura que quiera visualizar en ese momento</text:p>
        </text:list-item>
      </text:list>
      <text:list text:continue-list="list202911041163503" text:style-name="L14">
        <text:list-header>
          <text:p text:style-name="P36"><text:span text:style-name="Strong_20_Emphasis"><text:span text:style-name="T26"/></text:span></text:p>
          <text:p text:style-name="P36"/>
        </text:list-header>
      </text:list>
      <text:p text:style-name="P32"><text:span text:style-name="Strong_20_Emphasis"><text:span text:style-name="T10">Postcondiciones:</text:span></text:span> <text:span text:style-name="T25">El administrador</text:span> ha podido consultar el listado <text:span text:style-name="T25">de reservas sin factura</text:span></text:p>
      <text:p text:style-name="P32"><text:span text:style-name="Strong_20_Emphasis"><text:span text:style-name="T10">Errores:</text:span></text:span></text:p>
      <text:list text:style-name="L21">
        <text:list-item>
          <text:p text:style-name="P41">El administrador estuvo ausente mucho tiempo en el sistema y tiene que volver a iniciar sesion</text:p>
        </text:list-item>
        <text:list-item>
          <text:p text:style-name="P41">El sistema esta en mantenimiento y no pudo mostrar las reservar al administra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9:45:39.621000000</meta:creation-date>
    <dc:date>2024-04-29T20:29:10.509000000</dc:date>
    <meta:editing-duration>PT43M30S</meta:editing-duration>
    <meta:editing-cycles>3</meta:editing-cycles>
    <meta:generator>LibreOffice/7.6.2.1$Windows_X86_64 LibreOffice_project/56f7684011345957bbf33a7ee678afaf4d2ba333</meta:generator>
    <meta:document-statistic meta:table-count="3" meta:image-count="0" meta:object-count="0" meta:page-count="7" meta:paragraph-count="118" meta:word-count="1025" meta:character-count="6464" meta:non-whitespace-character-count="5583"/>
  </office:meta>
</office:document-meta>
</file>